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0219" officeooo:paragraph-rsid="00040219"/>
    </style:style>
    <style:style style:name="P2" style:family="paragraph" style:parent-style-name="Standard">
      <style:text-properties officeooo:rsid="00057e29" officeooo:paragraph-rsid="00057e29"/>
    </style:style>
    <style:style style:name="T1" style:family="text">
      <style:text-properties officeooo:rsid="00057e29"/>
    </style:style>
    <style:style style:name="T2" style:family="text">
      <style:text-properties officeooo:rsid="0006f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’instal·lació del programa:</text:p>
      <text:p text:style-name="P1"/>
      <text:p text:style-name="P1">1) Instal·lar Anaconda 5.0.1</text:p>
      <text:p text:style-name="P1">2) Instal·lar pytorch 0.3.0</text:p>
      <text:p text:style-name="P2">3) Copiar directori programa en directori de treball</text:p>
      <text:p text:style-name="P2"/>
      <text:p text:style-name="P2">Execució:</text:p>
      <text:p text:style-name="P2"/>
      <text:p text:style-name="P1"><text:span text:style-name="T2">1</text:span>) Executar jupyter notebook</text:p>
      <text:p text:style-name="P1"><text:span text:style-name="T2">2</text:span>) Obrir fitxer ipynb</text:p>
      <text:p text:style-name="P1"><text:span text:style-name="T2">3</text:span>) Modificar les rutes del codi font per a que obri la imatge <text:span text:style-name="T1">que volem classificar</text:span></text:p>
      <text:p text:style-name="P1"><text:span text:style-name="T2">4</text:span>) Executar el cod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Grande" svg:font-family="'Lucida Grand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1:29:50.761010109</meta:creation-date>
    <dc:date>2018-01-18T11:07:12.105095776</dc:date>
    <meta:editing-duration>PT5M3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9" meta:word-count="49" meta:character-count="302" meta:non-whitespace-character-count="262"/>
  </office:meta>
</office:document-meta>
</file>